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line draw:style-name="gr1" draw:layer="layout" svg:x1="0.444cm" svg:y1="2cm" svg:x2="0.444cm" svg:y2="0.667cm">
            <text:p/>
          </draw:line>
          <draw:line draw:style-name="gr1" draw:layer="layout" svg:x1="0cm" svg:y1="0cm" svg:x2="0.444cm" svg:y2="0.667cm">
            <text:p/>
          </draw:line>
          <draw:line draw:style-name="gr1" draw:layer="layout" svg:x1="0.444cm" svg:y1="0cm" svg:x2="0.444cm" svg:y2="0.667cm">
            <text:p/>
          </draw:line>
          <draw:line draw:style-name="gr1" draw:layer="layout" svg:x1="0.889cm" svg:y1="0cm" svg:x2="0.444cm" svg:y2="0.66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antenna</dc:title>
    <meta:creation-date>2011-02-07T17:18:02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